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fo:font-size="21pt" fo:language="en" fo:country="US" officeooo:rsid="000293ce" officeooo:paragraph-rsid="000293ce" style:font-size-asian="21pt" style:font-size-complex="21pt"/>
    </style:style>
    <style:style style:name="P2" style:family="paragraph" style:parent-style-name="Standard">
      <style:text-properties fo:font-size="12pt" fo:language="en" fo:country="US" officeooo:rsid="000293ce" officeooo:paragraph-rsid="000293ce" style:font-size-asian="12pt" style:font-size-complex="12pt"/>
    </style:style>
    <style:style style:name="P3" style:family="paragraph" style:parent-style-name="Standard">
      <style:text-properties fo:font-size="12pt" fo:language="en" fo:country="US" officeooo:rsid="0003b426" officeooo:paragraph-rsid="0003b426" style:font-size-asian="12pt" style:font-size-complex="12pt"/>
    </style:style>
    <style:style style:name="P4" style:family="paragraph" style:parent-style-name="Standard">
      <style:text-properties fo:font-size="12pt" fo:language="en" fo:country="US" fo:font-weight="bold" officeooo:rsid="0003b426" officeooo:paragraph-rsid="0003b426" style:font-size-asian="12pt" style:font-weight-asian="bold" style:font-size-complex="12pt" style:font-weight-complex="bold"/>
    </style:style>
    <style:style style:name="P5" style:family="paragraph" style:parent-style-name="Standard">
      <style:text-properties fo:font-size="12pt" fo:language="en" fo:country="US" fo:font-weight="normal" officeooo:rsid="000d5ebb" officeooo:paragraph-rsid="000d5ebb" style:font-size-asian="12pt" style:font-weight-asian="normal" style:font-size-complex="12pt" style:font-weight-complex="normal"/>
    </style:style>
    <style:style style:name="P6" style:family="paragraph" style:parent-style-name="Standard">
      <style:text-properties fo:font-size="12pt" fo:language="en" fo:country="US" fo:font-weight="normal" officeooo:rsid="000d7919" officeooo:paragraph-rsid="000d7919" style:font-size-asian="12pt" style:font-weight-asian="normal" style:font-size-complex="12pt" style:font-weight-complex="normal"/>
    </style:style>
    <style:style style:name="P7" style:family="paragraph" style:parent-style-name="Standard">
      <style:text-properties fo:font-size="12pt" fo:language="en" fo:country="US" fo:font-weight="normal" officeooo:rsid="001308b8" officeooo:paragraph-rsid="0014fdd3" style:font-size-asian="12pt" style:font-weight-asian="normal" style:font-size-complex="12pt" style:font-weight-complex="normal"/>
    </style:style>
    <style:style style:name="P8" style:family="paragraph" style:parent-style-name="Standard">
      <style:text-properties fo:font-size="12pt" fo:language="en" fo:country="US" fo:font-weight="normal" officeooo:rsid="001a1f68" officeooo:paragraph-rsid="001adcbe" style:font-size-asian="12pt" style:font-weight-asian="normal" style:font-size-complex="12pt" style:font-weight-complex="normal"/>
    </style:style>
    <style:style style:name="P9" style:family="paragraph" style:parent-style-name="Standard">
      <style:text-properties fo:font-size="12pt" fo:language="en" fo:country="US" fo:font-weight="normal" officeooo:rsid="001adcbe" officeooo:paragraph-rsid="001a1f68" style:font-size-asian="12pt" style:font-weight-asian="normal" style:font-size-complex="12pt" style:font-weight-complex="normal"/>
    </style:style>
    <style:style style:name="P10" style:family="paragraph" style:parent-style-name="Standard">
      <style:text-properties fo:font-size="12pt" fo:language="en" fo:country="US" fo:font-weight="normal" officeooo:rsid="001adcbe" officeooo:paragraph-rsid="001adcbe" style:font-size-asian="12pt" style:font-weight-asian="normal" style:font-size-complex="12pt" style:font-weight-complex="normal"/>
    </style:style>
    <style:style style:name="P11" style:family="paragraph" style:parent-style-name="Standard">
      <style:text-properties fo:font-size="12pt" fo:language="en" fo:country="US" fo:font-weight="normal" officeooo:rsid="000d7919" officeooo:paragraph-rsid="000d7919" style:font-size-asian="10.5pt" style:font-weight-asian="normal" style:font-size-complex="12pt" style:font-weight-complex="normal"/>
    </style:style>
    <style:style style:name="P12" style:family="paragraph" style:parent-style-name="Standard">
      <style:text-properties fo:font-size="12pt" fo:language="en" fo:country="US" fo:font-weight="normal" officeooo:rsid="000d7919" officeooo:paragraph-rsid="000dd2e9" style:font-size-asian="10.5pt" style:font-weight-asian="normal" style:font-size-complex="12pt" style:font-weight-complex="normal"/>
    </style:style>
    <style:style style:name="P13" style:family="paragraph" style:parent-style-name="Standard">
      <style:text-properties fo:font-size="12pt" fo:language="en" fo:country="US" fo:font-weight="normal" officeooo:rsid="000dd2e9" officeooo:paragraph-rsid="000dd2e9" style:font-size-asian="10.5pt" style:font-weight-asian="normal" style:font-size-complex="12pt" style:font-weight-complex="normal"/>
    </style:style>
    <style:style style:name="P14" style:family="paragraph" style:parent-style-name="Standard">
      <style:text-properties fo:font-size="12pt" fo:language="en" fo:country="US" fo:font-weight="normal" officeooo:rsid="00126988" officeooo:paragraph-rsid="00126988" style:font-size-asian="10.5pt" style:font-weight-asian="normal" style:font-size-complex="12pt" style:font-weight-complex="normal"/>
    </style:style>
    <style:style style:name="P15" style:family="paragraph" style:parent-style-name="Standard">
      <style:text-properties fo:font-size="12pt" fo:language="en" fo:country="US" fo:font-weight="normal" officeooo:rsid="0022fe67" officeooo:paragraph-rsid="0022fe67" style:font-size-asian="10.5pt" style:font-weight-asian="normal" style:font-size-complex="12pt" style:font-weight-complex="normal"/>
    </style:style>
    <style:style style:name="P16" style:family="paragraph" style:parent-style-name="Standard">
      <style:text-properties fo:font-size="20pt" fo:language="en" fo:country="US" fo:font-weight="bold" officeooo:rsid="0019d16c" officeooo:paragraph-rsid="0019d16c" style:font-size-asian="20pt" style:font-weight-asian="bold" style:font-size-complex="20pt" style:font-weight-complex="bold"/>
    </style:style>
    <style:style style:name="P17" style:family="paragraph" style:parent-style-name="Standard">
      <style:text-properties fo:font-size="20pt" fo:language="en" fo:country="US" fo:font-weight="bold" officeooo:rsid="001a1f68" officeooo:paragraph-rsid="001adcbe" style:font-size-asian="20pt" style:font-weight-asian="bold" style:font-size-complex="20pt" style:font-weight-complex="bold"/>
    </style:style>
    <style:style style:name="P18" style:family="paragraph" style:parent-style-name="Standard">
      <style:text-properties fo:color="#5b277d" loext:opacity="100%" fo:font-size="12pt" fo:language="en" fo:country="US" fo:font-weight="normal" officeooo:rsid="00126988" officeooo:paragraph-rsid="00126988" style:font-size-asian="10.5pt" style:font-weight-asian="normal" style:font-size-complex="12pt" style:font-weight-complex="normal"/>
    </style:style>
    <style:style style:name="P19" style:family="paragraph" style:parent-style-name="Standard">
      <style:text-properties fo:font-size="25pt" fo:language="en" fo:country="US" officeooo:rsid="000293ce" officeooo:paragraph-rsid="000293ce" style:font-size-asian="25pt" style:font-size-complex="25pt"/>
    </style:style>
    <style:style style:name="P20" style:family="paragraph" style:parent-style-name="Standard">
      <style:text-properties fo:font-size="25pt" fo:language="en" fo:country="US" fo:font-weight="normal" officeooo:rsid="001f84c9" officeooo:paragraph-rsid="0020904a" style:font-size-asian="25pt" style:font-weight-asian="normal" style:font-size-complex="25pt" style:font-weight-complex="normal"/>
    </style:style>
    <style:style style:name="P21" style:family="paragraph" style:parent-style-name="Standard">
      <style:text-properties fo:color="#55215b" loext:opacity="100%" fo:font-size="12pt" fo:language="en" fo:country="US" fo:font-weight="normal" officeooo:rsid="0023f616" officeooo:paragraph-rsid="0023f616" style:font-size-asian="10.5pt" style:font-weight-asian="normal" style:font-size-complex="12pt" style:font-weight-complex="normal"/>
    </style:style>
    <style:style style:name="P22" style:family="paragraph" style:parent-style-name="Standard" style:list-style-name="L1">
      <style:text-properties fo:language="en" fo:country="US" fo:font-weight="bold" style:font-weight-asian="bold" style:font-weight-complex="bold"/>
    </style:style>
    <style:style style:name="P23" style:family="paragraph" style:parent-style-name="Standard" style:list-style-name="L1">
      <style:text-properties fo:language="en" fo:country="US" officeooo:rsid="0003d575" officeooo:paragraph-rsid="0003d575"/>
    </style:style>
    <style:style style:name="P24" style:family="paragraph" style:parent-style-name="Standard" style:list-style-name="L1">
      <style:text-properties fo:font-size="12pt" fo:language="en" fo:country="US" fo:font-weight="bold" officeooo:rsid="0003b426" officeooo:paragraph-rsid="0003b426" style:font-size-asian="12pt" style:font-weight-asian="bold" style:font-size-complex="12pt" style:font-weight-complex="bold"/>
    </style:style>
    <style:style style:name="P25" style:family="paragraph" style:parent-style-name="Standard" style:list-style-name="L1">
      <style:text-properties fo:font-size="12pt" fo:language="en" fo:country="US" officeooo:rsid="0003d575" officeooo:paragraph-rsid="0003d575" style:font-size-asian="12pt" style:font-size-complex="12pt"/>
    </style:style>
    <style:style style:name="P26" style:family="paragraph" style:parent-style-name="Standard" style:list-style-name="L1">
      <style:text-properties fo:font-size="12pt" fo:language="en" fo:country="US" officeooo:rsid="0003d575" officeooo:paragraph-rsid="0004bff0" style:font-size-asian="12pt" style:font-size-complex="12pt"/>
    </style:style>
    <style:style style:name="P27" style:family="paragraph" style:parent-style-name="Standard">
      <style:text-properties fo:font-size="12pt" fo:language="en" fo:country="US" fo:font-weight="normal" officeooo:rsid="000d7919" officeooo:paragraph-rsid="000dd2e9" style:font-size-asian="10.5pt" style:font-weight-asian="normal" style:font-size-complex="12pt" style:font-weight-complex="normal"/>
    </style:style>
    <style:style style:name="P28" style:family="paragraph" style:parent-style-name="Standard">
      <style:text-properties fo:font-size="12pt" fo:language="en" fo:country="US" fo:font-weight="normal" officeooo:rsid="0027488b" officeooo:paragraph-rsid="0027488b" style:font-size-asian="10.5pt" style:font-weight-asian="normal" style:font-size-complex="12pt" style:font-weight-complex="normal"/>
    </style:style>
    <style:style style:name="P29" style:family="paragraph">
      <style:paragraph-properties fo:text-align="center"/>
    </style:style>
    <style:style style:name="T1" style:family="text">
      <style:text-properties officeooo:rsid="0003b426"/>
    </style:style>
    <style:style style:name="T2" style:family="text">
      <style:text-properties officeooo:rsid="0004bff0"/>
    </style:style>
    <style:style style:name="T3" style:family="text">
      <style:text-properties officeooo:rsid="0004f0ca"/>
    </style:style>
    <style:style style:name="T4" style:family="text">
      <style:text-properties officeooo:rsid="0005c943"/>
    </style:style>
    <style:style style:name="T5" style:family="text">
      <style:text-properties officeooo:rsid="0008ef31"/>
    </style:style>
    <style:style style:name="T6" style:family="text">
      <style:text-properties officeooo:rsid="000d5ebb"/>
    </style:style>
    <style:style style:name="T7" style:family="text">
      <style:text-properties officeooo:rsid="000dd2e9"/>
    </style:style>
    <style:style style:name="T8" style:family="text">
      <style:text-properties officeooo:rsid="000ef90b"/>
    </style:style>
    <style:style style:name="T9" style:family="text">
      <style:text-properties officeooo:rsid="00103c05"/>
    </style:style>
    <style:style style:name="T10" style:family="text">
      <style:text-properties officeooo:rsid="0011b58c"/>
    </style:style>
    <style:style style:name="T11" style:family="text">
      <style:text-properties officeooo:rsid="00152b9b"/>
    </style:style>
    <style:style style:name="T12" style:family="text">
      <style:text-properties officeooo:rsid="00169817"/>
    </style:style>
    <style:style style:name="T13" style:family="text">
      <style:text-properties officeooo:rsid="00170a4b"/>
    </style:style>
    <style:style style:name="T14" style:family="text">
      <style:text-properties officeooo:rsid="00182235"/>
    </style:style>
    <style:style style:name="T15" style:family="text">
      <style:text-properties officeooo:rsid="001b4e20"/>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WbMaster</text:p>
      <text:p text:style-name="P1"/>
      <text:p text:style-name="P2">This is type of synchronous master, which means that from pc is send only one comma<text:span text:style-name="T5">n</text:span>d, <text:span text:style-name="T1">until is received answer from communication.</text:span></text:p>
      <text:p text:style-name="P2"/>
      <text:p text:style-name="P3">All components are:</text:p>
      <text:list xml:id="list1212084468" text:style-name="L1">
        <text:list-item>
          <text:p text:style-name="P22">UartRx<text:tab/></text:p>
          <text:list>
            <text:list-item>
              <text:p text:style-name="P23">out_data[7:0] – Receiving 8 bits in the sequence <text:span text:style-name="T6">from input</text:span>,. And when whole word is completed, send result about 7 bits long to the output.</text:p>
            </text:list-item>
            <text:list-item>
              <text:p text:style-name="P23">Rx_done – when transfer is completed, together with that is set signal which indicate <text:span text:style-name="T3">t</text:span>ransfer complete. This signal is active just for one period.</text:p>
            </text:list-item>
          </text:list>
        </text:list-item>
        <text:list-item>
          <text:p text:style-name="P24">Uart2wb</text:p>
          <text:list>
            <text:list-item>
              <text:p text:style-name="P25">UART_in_data[7:0] – word from UartRx </text:p>
            </text:list-item>
            <text:list-item>
              <text:p text:style-name="P25">UART_rx_done – input signal, <text:span text:style-name="T6">indicate new data in the word</text:span> <text:s/>UART_in_data. <text:span text:style-name="T6">Active for one period</text:span>.</text:p>
            </text:list-item>
            <text:list-item>
              <text:p text:style-name="P25">WB_ctr_w[33:0]</text:p>
              <text:list>
                <text:list-item>
                  <text:p text:style-name="P25">control word from WbMaster. Higher two bits on index[33:32], are determined for distinction between commands: W-write, R-read, A-address.</text:p>
                </text:list-item>
                <text:list-item>
                  <text:p text:style-name="P26">Rest of bits [31:0] are data bits.</text:p>
                </text:list-item>
              </text:list>
            </text:list-item>
            <text:list-item>
              <text:p text:style-name="P26"><text:span text:style-name="T2">WB_o_cyc – when is from UartRx received another word, which indicating some command, than previo</text:span><text:span text:style-name="T4">u</text:span><text:span text:style-name="T2">s WB_ctr_w is send to master. And this signal is active, consequence to he new data to the WbMaster. This signal is hold active for one period.</text:span></text:p>
            </text:list-item>
          </text:list>
        </text:list-item>
        <text:list-item>
          <text:p text:style-name="P24">WbMaster</text:p>
        </text:list-item>
        <text:list-item>
          <text:p text:style-name="P24">WB2UART</text:p>
        </text:list-item>
        <text:list-item>
          <text:p text:style-name="P24">UartTx</text:p>
        </text:list-item>
      </text:list>
      <text:p text:style-name="P4"/>
      <text:p text:style-name="P4"><text:s/></text:p>
      <text:p text:style-name="P5"/>
      <text:p text:style-name="P6">Result from WbMaster is send back, just for read and write commands.</text:p>
      <text:p text:style-name="P7">Chars for Uart2wb/WB2UART are recevied/send in MSB order(that mean<text:span text:style-name="T14">s</text:span>, that data [31:28] are send first, if we disregard control byte).</text:p>
      <text:p text:style-name="P6"/>
      <text:p text:style-name="P9"/>
      <text:p text:style-name="P6"/>
      <text:p text:style-name="P16">WB2UART</text:p>
      <text:p text:style-name="P12">When this module receive new word <text:span text:style-name="T7">about length of 8 words, </text:span><text:span text:style-name="T8">e</text:span><text:span text:style-name="T7">ven </text:span><text:span text:style-name="T8">if</text:span><text:span text:style-name="T7"> control word contains for example just first byte with some information and rest are all zeros, </text:span><text:span text:style-name="T9">the</text:span><text:span text:style-name="T7"> Uart2wb module </text:span><text:span text:style-name="T8">still</text:span><text:span text:style-name="T7"> send</text:span><text:span text:style-name="T8">s</text:span><text:span text:style-name="T7"> 9 bytes to </text:span><text:span text:style-name="T10">the</text:span><text:span text:style-name="T7"> UartTx. </text:span></text:p>
      <text:p text:style-name="P12"/>
      <text:p text:style-name="P28">Table of input data:</text:p>
      <text:p text:style-name="P28"><text:tab/>Address - 0x41</text:p>
      <text:p text:style-name="P28"><text:tab/>Write <text:s text:c="4"/>- 0x57</text:p>
      <text:p text:style-name="P28"><text:tab/>Read <text:s text:c="5"/>- 0x52</text:p>
      <text:p text:style-name="P28"><text:tab/></text:p>
      <text:p text:style-name="P12"/>
      <text:p text:style-name="P18">Idea for future – <text:span text:style-name="T11">Because MSB is send first, we can check if byte is equal to zero, and skip to next byte. After that if byte isnt equal to zero, rest of bytes wil</text:span><text:span text:style-name="T12">l</text:span><text:span text:style-name="T11"> be se</text:span><text:span text:style-name="T13">nt</text:span><text:span text:style-name="T11"> even if are equal to zero. </text:span></text:p>
      <text:p text:style-name="P14"/>
      <text:p text:style-name="P14"/>
      <text:p text:style-name="P17"><text:soft-page-break/>WbMaster</text:p>
      <text:p text:style-name="P8">This module is heard of entire system. Received commands through Uart modules, and returns results back to another Uart modules.</text:p>
      <text:p text:style-name="P10">And secondly communicate with slaves <text:span text:style-name="T15">via</text:span> Wishbone communication.</text:p>
      <text:p text:style-name="P10"/>
      <text:p text:style-name="P10"/>
      <text:p text:style-name="P10"/>
      <text:p text:style-name="P10"/>
      <text:p text:style-name="P20"><draw:line text:anchor-type="paragraph" draw:z-index="0" draw:name="Line 1" draw:style-name="gr1" draw:text-style-name="P29" svg:x1="-2.097cm" svg:y1="1.057cm" svg:x2="18.997cm" svg:y2="0.935cm"><text:p/></draw:line>Simulace</text:p>
      <text:p text:style-name="P10"/>
      <text:p text:style-name="P10"/>
      <text:p text:style-name="P15">In simulation we don’t use modules UartRx and UartTx, because they are to much slow.</text:p>
      <text:p text:style-name="P21">Maybe this is nonsense.</text:p>
      <text:p text:style-name="P11"/>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8:12:51.528420744</meta:creation-date>
    <dc:date>2022-11-10T20:22:25.414986892</dc:date>
    <meta:editing-duration>PT1H24M51S</meta:editing-duration>
    <meta:editing-cycles>36</meta:editing-cycles>
    <meta:generator>LibreOffice/7.3.6.2$Linux_X86_64 LibreOffice_project/30$Build-2</meta:generator>
    <meta:document-statistic meta:table-count="0" meta:image-count="0" meta:object-count="0" meta:page-count="2" meta:paragraph-count="33" meta:word-count="351" meta:character-count="2084" meta:non-whitespace-character-count="1741"/>
  </office:meta>
</office:document-meta>
</file>